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0c20a2" officeooo:paragraph-rsid="000c20a2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2pt" fo:font-weight="normal" officeooo:rsid="000c20a2" officeooo:paragraph-rsid="000c20a2" style:font-size-asian="10.5pt" style:font-weight-asian="normal" style:font-size-complex="12pt" style:font-weight-complex="normal"/>
    </style:style>
    <style:style style:name="T1" style:family="text">
      <style:text-properties officeooo:rsid="000d0f0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<text:span text:style-name="T1">R</text:span></text:p>
      <text:list xml:id="list3878732099" text:style-name="L1">
        <text:list-item>
          <text:p text:style-name="P2">User story je vytvořena</text:p>
        </text:list-item>
        <text:list-item>
          <text:p text:style-name="P2">Všichni členi týmu jsou obeznámani s user story a plně mu rozumí</text:p>
        </text:list-item>
        <text:list-item>
          <text:p text:style-name="P2">User story lze otestovat</text:p>
        </text:list-item>
        <text:list-item>
          <text:p text:style-name="P2">User story je realizovatelný</text:p>
        </text:list-item>
        <text:list-item>
          <text:p text:style-name="P2">Závislosti user story byly identifikovány</text:p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8:46:06.662092036</meta:creation-date>
    <dc:date>2023-10-26T12:53:41.066375239</dc:date>
    <meta:editing-duration>PT10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6" meta:character-count="189" meta:non-whitespace-character-count="165"/>
  </office:meta>
</office:document-meta>
</file>